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83.96mm"/>
    </style:style>
    <style:style style:name="co4" style:family="table-column">
      <style:table-column-properties fo:break-before="auto" style:column-width="22.4mm"/>
    </style:style>
    <style:style style:name="ro5" style:family="table-row">
      <style:table-row-properties style:row-height="4.66mm" fo:break-before="auto" style:use-optimal-row-height="false"/>
    </style:style>
    <style:style style:name="ro2" style:family="table-row">
      <style:table-row-properties style:row-height="6.14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4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78.16mm" svg:y="18.58mm">
            <text:p text:style-name="P1">Jeżeli liczba przepracowanych nadgodzin jest mniejsza,</text:p>
            <text:p text:style-name="P1">Lub równa liczbie nadgodzin bez premii, to pracownik</text:p>
            <text:p text:style-name="P1">Otrzymuje płacę równą iloczynowi liczby godzin które</text:p>
            <text:p text:style-name="P1">Przepracował i stawki płacy za 1 nadgodzinę.</text:p>
            <text:p text:style-name="P1">Jeżeli liczba godzin które przepracował przekracza daną</text:p>
            <text:p text:style-name="P1">Normę, to otrzymuje on płacę w wysokości ilości </text:p>
            <text:p text:style-name="P1">Przepracowanych nadgodzin pomnożonych przez stawkę za</text:p>
            <text:p text:style-name="P1">1 nadgodzinę powiększoną o liczbę nadgodzin</text:p>
            <text:p text:style-name="P1">Ponadnormowych pomnożoną przez 0,5.</text:p>
          </draw:rect>
        </table:shapes>
        <table:table-column table:style-name="co3" table:default-cell-style-name="ce8"/>
        <table:table-column table:style-name="co2" table:number-columns-repeated="2" table:default-cell-style-name="Default"/>
        <table:table-column table:style-name="co4" table:default-cell-style-name="ce8"/>
        <table:table-column table:style-name="co2" table:number-columns-repeated="1020" table:default-cell-style-name="Default"/>
        <table:table-row table:style-name="ro2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3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3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3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4">
          <table:table-cell table:style-name="ce5" table:number-columns-repeated="7"/>
          <table:table-cell table:number-columns-repeated="1017"/>
        </table:table-row>
        <table:table-row table:style-name="ro6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6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rkusz2" table:style-name="ta2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08:04:01.4205012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9-03-28T08:46:24.998690695</dc:date>
    <meta:print-date>2003-03-13T12:37:37</meta:print-date>
    <meta:generator>LibreOffice/6.0.7.3$Linux_X86_64 LibreOffice_project/00m0$Build-3</meta:generator>
    <meta:editing-duration>PT2M3S</meta:editing-duration>
    <meta:editing-cycles>3</meta:editing-cycles>
    <meta:document-statistic meta:table-count="3" meta:cell-count="16" meta:object-count="2"/>
  </office:meta>
</office:document-meta>
</file>